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8429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2.0591in"/>
    </style:style>
    <style:style style:name="co5" style:family="table-column">
      <style:table-column-properties fo:break-before="auto" style:column-width="2.0807in"/>
    </style:style>
    <style:style style:name="co6" style:family="table-column">
      <style:table-column-properties fo:break-before="auto" style:column-width="1.602in"/>
    </style:style>
    <style:style style:name="co7" style:family="table-column">
      <style:table-column-properties fo:break-before="auto" style:column-width="2.8862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2.1783in"/>
    </style:style>
    <style:style style:name="co10" style:family="table-column">
      <style:table-column-properties fo:break-before="auto" style:column-width="2.5598in"/>
    </style:style>
    <style:style style:name="co11" style:family="table-column">
      <style:table-column-properties fo:break-before="auto" style:column-width="2.9839in"/>
    </style:style>
    <style:style style:name="co12" style:family="table-column">
      <style:table-column-properties fo:break-before="auto" style:column-width="2.52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165in" svg:height="8.9594in" svg:x="2.2256in" svg:y="0.0209in">
            <draw:object draw:notify-on-update-of-ranges="Sheet1.A1:Sheet1.A1 Sheet1.A2:Sheet1.A100 Sheet1.B1:Sheet1.B1 Sheet1.B2:Sheet1.B100 Sheet1.C1:Sheet1.C1 Sheet1.C2:Sheet1.C100 Sheet1.D1:Sheet1.D1 Sheet1.D2:Sheet1.D100 Sheet1.E1:Sheet1.E1 Sheet1.E2:Sheet1.E100 Sheet1.F1:Sheet1.F1 Sheet1.F2:Sheet1.F100 Sheet1.G1:Sheet1.G1 Sheet1.G2:Sheet1.G100 Sheet1.H1:Sheet1.H1 Sheet1.H2:Sheet1.H100 Sheet1.I1:Sheet1.I1 Sheet1.I2:Sheet1.I100 Sheet1.J1:Sheet1.J1 Sheet1.J2:Sheet1.J100 Sheet1.K1:Sheet1.K1 Sheet1.K2:Sheet1.K100 Sheet1.L1:Sheet1.L1 Sheet1.L2:Sheet1.L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asprin-1.2.0-dse-100-vguide_pguide_rdm-n1</text:p>
          </table:table-cell>
          <table:table-cell office:value-type="string">
            <text:p>asprin-1.2.0-dse-100-rnd-n1</text:p>
          </table:table-cell>
          <table:table-cell office:value-type="string">
            <text:p>asprin-1.2.0-dse-100-pguide-n1</text:p>
          </table:table-cell>
          <table:table-cell office:value-type="string">
            <text:p>asprin-1.2.0-dse-100-nosave-n1</text:p>
          </table:table-cell>
          <table:table-cell office:value-type="string">
            <text:p>asprin-1.2.0-dse-100-n1</text:p>
          </table:table-cell>
          <table:table-cell office:value-type="string">
            <text:p>asprin-1.2.0-dse-100-dissimilarityPositive-n1</text:p>
          </table:table-cell>
          <table:table-cell office:value-type="string">
            <text:p>asprin-1.2.0-dse-100-dissimilarityAllE-n1</text:p>
          </table:table-cell>
          <table:table-cell office:value-type="string">
            <text:p>asprin-1.2.0-dse-100-dynamic-n1</text:p>
          </table:table-cell>
          <table:table-cell office:value-type="string">
            <text:p>asprin-1.2.0-dse-100-dissimilarityAll-n1</text:p>
          </table:table-cell>
          <table:table-cell office:value-type="string">
            <text:p>asprin-1.2.0-dse-100-dissimilarityPositiveE-n1</text:p>
          </table:table-cell>
          <table:table-cell office:value-type="string">
            <text:p>asprin-1.2.0-dse-100-vguide_pguide-n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2648266951567">
            <text:p>18.2648266952</text:p>
          </table:table-cell>
          <table:table-cell office:value-type="float" office:value="4.56334387591433">
            <text:p>4.5633438759</text:p>
          </table:table-cell>
          <table:table-cell office:value-type="float" office:value="7.62873851624633">
            <text:p>7.6287385162</text:p>
          </table:table-cell>
          <table:table-cell table:number-columns-repeated="2" office:value-type="float" office:value="6.71220823801867">
            <text:p>6.712208238</text:p>
          </table:table-cell>
          <table:table-cell table:number-columns-repeated="2" office:value-type="float" office:value="16.35528985734">
            <text:p>16.3552898573</text:p>
          </table:table-cell>
          <table:table-cell office:value-type="float" office:value="5.49847031701167">
            <text:p>5.498470317</text:p>
          </table:table-cell>
          <table:table-cell office:value-type="float" office:value="18.83782975392">
            <text:p>18.8378297539</text:p>
          </table:table-cell>
          <table:table-cell office:value-type="float" office:value="16.35528985734">
            <text:p>16.3552898573</text:p>
          </table:table-cell>
          <table:table-cell office:value-type="float" office:value="18.2648266951567">
            <text:p>18.26482669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.7048101826867">
            <text:p>17.7048101827</text:p>
          </table:table-cell>
          <table:table-cell office:value-type="float" office:value="4.50716410063367">
            <text:p>4.5071641006</text:p>
          </table:table-cell>
          <table:table-cell office:value-type="float" office:value="3.802390779045">
            <text:p>3.802390779</text:p>
          </table:table-cell>
          <table:table-cell table:number-columns-repeated="2" office:value-type="float" office:value="6.71220823801867">
            <text:p>6.712208238</text:p>
          </table:table-cell>
          <table:table-cell office:value-type="float" office:value="13.2574749892367">
            <text:p>13.2574749892</text:p>
          </table:table-cell>
          <table:table-cell office:value-type="float" office:value="12.51663545511">
            <text:p>12.5166354551</text:p>
          </table:table-cell>
          <table:table-cell office:value-type="float" office:value="2.20468962962">
            <text:p>2.2046896296</text:p>
          </table:table-cell>
          <table:table-cell office:value-type="float" office:value="15.4981418081233">
            <text:p>15.4981418081</text:p>
          </table:table-cell>
          <table:table-cell office:value-type="float" office:value="12.51663545511">
            <text:p>12.5166354551</text:p>
          </table:table-cell>
          <table:table-cell office:value-type="float" office:value="17.73354581487">
            <text:p>17.73354581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09269888972">
            <text:p>16.0926988897</text:p>
          </table:table-cell>
          <table:table-cell office:value-type="float" office:value="3.65260729663867">
            <text:p>3.6526072966</text:p>
          </table:table-cell>
          <table:table-cell office:value-type="float" office:value="3.67276114941667">
            <text:p>3.6727611494</text:p>
          </table:table-cell>
          <table:table-cell table:number-columns-repeated="2" office:value-type="float" office:value="4.77994573678867">
            <text:p>4.7799457368</text:p>
          </table:table-cell>
          <table:table-cell office:value-type="float" office:value="11.0092868258083">
            <text:p>11.0092868258</text:p>
          </table:table-cell>
          <table:table-cell office:value-type="float" office:value="9.70002798578867">
            <text:p>9.7000279858</text:p>
          </table:table-cell>
          <table:table-cell office:value-type="float" office:value="2.20468962962">
            <text:p>2.2046896296</text:p>
          </table:table-cell>
          <table:table-cell office:value-type="float" office:value="6.84165465421933">
            <text:p>6.8416546542</text:p>
          </table:table-cell>
          <table:table-cell office:value-type="float" office:value="9.70002798578867">
            <text:p>9.7000279858</text:p>
          </table:table-cell>
          <table:table-cell office:value-type="float" office:value="16.2881011885667">
            <text:p>16.28810118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7877669491333">
            <text:p>14.7877669491</text:p>
          </table:table-cell>
          <table:table-cell office:value-type="float" office:value="3.596427521358">
            <text:p>3.5964275214</text:p>
          </table:table-cell>
          <table:table-cell office:value-type="float" office:value="3.67276114941667">
            <text:p>3.6727611494</text:p>
          </table:table-cell>
          <table:table-cell table:number-columns-repeated="2" office:value-type="float" office:value="2.723208148138">
            <text:p>2.7232081481</text:p>
          </table:table-cell>
          <table:table-cell office:value-type="float" office:value="7.85009203063233">
            <text:p>7.8500920306</text:p>
          </table:table-cell>
          <table:table-cell office:value-type="float" office:value="6.75722667291833">
            <text:p>6.7572266729</text:p>
          </table:table-cell>
          <table:table-cell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6.75722667291833">
            <text:p>6.7572266729</text:p>
          </table:table-cell>
          <table:table-cell office:value-type="float" office:value="14.6664387243533">
            <text:p>14.66643872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0627706910177">
            <text:p>13.062770691</text:p>
          </table:table-cell>
          <table:table-cell office:value-type="float" office:value="3.01950444443467">
            <text:p>3.0195044444</text:p>
          </table:table-cell>
          <table:table-cell office:value-type="float" office:value="3.24172666665833">
            <text:p>3.2417266667</text:p>
          </table:table-cell>
          <table:table-cell table:number-columns-repeated="2" office:value-type="float" office:value="2.723208148138">
            <text:p>2.7232081481</text:p>
          </table:table-cell>
          <table:table-cell office:value-type="float" office:value="7.06995018666">
            <text:p>7.0699501867</text:p>
          </table:table-cell>
          <table:table-cell office:value-type="float" office:value="3.291752481172">
            <text:p>3.2917524812</text:p>
          </table:table-cell>
          <table:table-cell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3.291752481172">
            <text:p>3.2917524812</text:p>
          </table:table-cell>
          <table:table-cell office:value-type="float" office:value="13.0257336539777">
            <text:p>13.0257336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0031483422537">
            <text:p>11.0031483423</text:p>
          </table:table-cell>
          <table:table-cell office:value-type="float" office:value="2.87135629628667">
            <text:p>2.8713562963</text:p>
          </table:table-cell>
          <table:table-cell office:value-type="float" office:value="3.24172666665833">
            <text:p>3.2417266667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6.551431668142">
            <text:p>6.5514316681</text:p>
          </table:table-cell>
          <table:table-cell office:value-type="float" office:value="3.291752481172">
            <text:p>3.2917524812</text:p>
          </table:table-cell>
          <table:table-cell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3.291752481172">
            <text:p>3.2917524812</text:p>
          </table:table-cell>
          <table:table-cell office:value-type="float" office:value="11.0401853792937">
            <text:p>11.04018537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5198173821733">
            <text:p>7.1519817382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5.83655124079867">
            <text:p>5.8365512408</text:p>
          </table:table-cell>
          <table:table-cell office:value-type="float" office:value="2.63572411237833">
            <text:p>2.6357241124</text:p>
          </table:table-cell>
          <table:table-cell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2.63572411237833">
            <text:p>2.6357241124</text:p>
          </table:table-cell>
          <table:table-cell office:value-type="float" office:value="7.355685441916">
            <text:p>7.3556854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994174336742">
            <text:p>4.9941743367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5.70546509847667">
            <text:p>5.7054650985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2.20468962962">
            <text:p>2.2046896296</text:p>
          </table:table-cell>
          <table:table-cell office:value-type="float" office:value="4.994174336742">
            <text:p>4.99417433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34041910852433">
            <text:p>3.3404191085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5.51042963748267">
            <text:p>5.5104296375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2.20468962962">
            <text:p>2.2046896296</text:p>
          </table:table-cell>
          <table:table-cell office:value-type="float" office:value="3.34041910852433">
            <text:p>3.34041910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822143058333">
            <text:p>2.8221430583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5.22307331564267">
            <text:p>5.2230733156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2.20468962962">
            <text:p>2.2046896296</text:p>
          </table:table-cell>
          <table:table-cell office:value-type="float" office:value="2.822143058333">
            <text:p>2.82214305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71576007960967">
            <text:p>2.7157600796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5.02803785465233">
            <text:p>5.0280378547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2.20468962962">
            <text:p>2.2046896296</text:p>
          </table:table-cell>
          <table:table-cell office:value-type="float" office:value="2.71576007960967">
            <text:p>2.71576007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51281408943">
            <text:p>2.5128140894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4.77162759824233">
            <text:p>4.7716275982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50431509778467">
            <text:p>2.5043150978</text:p>
          </table:table-cell>
          <table:table-cell office:value-type="float" office:value="2.20468962962">
            <text:p>2.2046896296</text:p>
          </table:table-cell>
          <table:table-cell office:value-type="float" office:value="2.51281408943">
            <text:p>2.51281408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51281408943">
            <text:p>2.5128140894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44723423936567">
            <text:p>3.4472342394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466861914264">
            <text:p>2.4668619143</text:p>
          </table:table-cell>
          <table:table-cell office:value-type="float" office:value="2.20468962962">
            <text:p>2.2046896296</text:p>
          </table:table-cell>
          <table:table-cell office:value-type="float" office:value="2.51281408943">
            <text:p>2.51281408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35896793558367">
            <text:p>2.3589679356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25219877837167">
            <text:p>3.2521987784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27959599666133">
            <text:p>2.2795959967</text:p>
          </table:table-cell>
          <table:table-cell office:value-type="float" office:value="2.20468962962">
            <text:p>2.2046896296</text:p>
          </table:table-cell>
          <table:table-cell office:value-type="float" office:value="2.35896793558367">
            <text:p>2.35896793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30768588430167">
            <text:p>2.3076858843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25219877837167">
            <text:p>3.2521987784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27959599666133">
            <text:p>2.2795959967</text:p>
          </table:table-cell>
          <table:table-cell office:value-type="float" office:value="2.20468962962">
            <text:p>2.2046896296</text:p>
          </table:table-cell>
          <table:table-cell office:value-type="float" office:value="2.30768588430167">
            <text:p>2.30768588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30768588430167">
            <text:p>2.3076858843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25219877837167">
            <text:p>3.2521987784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27959599666133">
            <text:p>2.2795959967</text:p>
          </table:table-cell>
          <table:table-cell office:value-type="float" office:value="2.20468962962">
            <text:p>2.2046896296</text:p>
          </table:table-cell>
          <table:table-cell office:value-type="float" office:value="2.30768588430167">
            <text:p>2.30768588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30768588430167">
            <text:p>2.3076858843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25219877837167">
            <text:p>3.2521987784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27959599666133">
            <text:p>2.2795959967</text:p>
          </table:table-cell>
          <table:table-cell office:value-type="float" office:value="2.20468962962">
            <text:p>2.2046896296</text:p>
          </table:table-cell>
          <table:table-cell office:value-type="float" office:value="2.30768588430167">
            <text:p>2.30768588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30768588430167">
            <text:p>2.3076858843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25219877837167">
            <text:p>3.2521987784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27959599666133">
            <text:p>2.2795959967</text:p>
          </table:table-cell>
          <table:table-cell office:value-type="float" office:value="2.20468962962">
            <text:p>2.2046896296</text:p>
          </table:table-cell>
          <table:table-cell office:value-type="float" office:value="2.30768588430167">
            <text:p>2.30768588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30768588430167">
            <text:p>2.3076858843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214745594851">
            <text:p>3.2147455949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27959599666133">
            <text:p>2.2795959967</text:p>
          </table:table-cell>
          <table:table-cell office:value-type="float" office:value="2.20468962962">
            <text:p>2.2046896296</text:p>
          </table:table-cell>
          <table:table-cell office:value-type="float" office:value="2.30768588430167">
            <text:p>2.30768588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23277951726033">
            <text:p>2.2327795173</text:p>
          </table:table-cell>
          <table:table-cell table:number-columns-repeated="4" office:value-type="float" office:value="2.20468962962">
            <text:p>2.2046896296</text:p>
          </table:table-cell>
          <table:table-cell office:value-type="float" office:value="3.214745594851">
            <text:p>3.2147455949</text:p>
          </table:table-cell>
          <table:table-cell table:number-columns-repeated="2" office:value-type="float" office:value="2.20468962962">
            <text:p>2.2046896296</text:p>
          </table:table-cell>
          <table:table-cell office:value-type="float" office:value="2.27959599666133">
            <text:p>2.2795959967</text:p>
          </table:table-cell>
          <table:table-cell office:value-type="float" office:value="2.20468962962">
            <text:p>2.2046896296</text:p>
          </table:table-cell>
          <table:table-cell office:value-type="float" office:value="2.23277951726033">
            <text:p>2.232779517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3.214745594851">
            <text:p>3.214745594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3.214745594851">
            <text:p>3.214745594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3.214745594851">
            <text:p>3.214745594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2963921187267">
            <text:p>2.62963921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610912620112">
            <text:p>2.6109126201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46109988603">
            <text:p>2.461099886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5" office:value-type="float" office:value="2.20468962962">
            <text:p>2.2046896296</text:p>
          </table:table-cell>
          <table:table-cell office:value-type="float" office:value="2.39699732192833">
            <text:p>2.3969973219</text:p>
          </table:table-cell>
          <table:table-cell table:number-columns-repeated="5" office:value-type="float" office:value="2.20468962962">
            <text:p>2.2046896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13:47:49</dc:date>
    <dc:creator>Philipp Wanko</dc:creator>
    <meta:generator>LibreOffice/3.5$Linux_X86_64 LibreOffice_project/350m1$Build-2</meta:generator>
    <meta:document-statistic meta:table-count="1" meta:cell-count="1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683cm" svg:height="22.758cm" xlink:href=".." xlink:type="simple" chart:class="chart:line" chart:style-name="ch1">
        <chart:legend svg:x="30.525cm" svg:y="5.019cm" style:legend-expansion="custom" chartooo:width="10.02cm" chartooo:height="10.651cm" style:legend-expansion-aspect-ratio="0.940756736456671" chart:style-name="ch2"/>
        <chart:plot-area chart:style-name="ch3" table:cell-range-address="Sheet1.A1:Sheet1.L100" chart:data-source-has-labels="both" svg:x="1.077cm" svg:y="1.955cm" svg:width="29.676cm" svg:height="19.928cm">
          <chartooo:coordinate-region svg:x="1.884cm" svg:y="2.154cm" svg:width="28.59cm" svg:height="18.684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0" chart:label-cell-address="Sheet1.B1:Sheet1.B1" chart:class="chart:line">
            <chart:data-point chart:repeated="99"/>
          </chart:series>
          <chart:series chart:style-name="ch8" chart:values-cell-range-address="Sheet1.C2:Sheet1.C100" chart:label-cell-address="Sheet1.C1:Sheet1.C1" chart:class="chart:line">
            <chart:data-point chart:repeated="99"/>
          </chart:series>
          <chart:series chart:style-name="ch9" chart:values-cell-range-address="Sheet1.D2:Sheet1.D100" chart:label-cell-address="Sheet1.D1:Sheet1.D1" chart:class="chart:line">
            <chart:data-point chart:repeated="99"/>
          </chart:series>
          <chart:series chart:style-name="ch10" chart:values-cell-range-address="Sheet1.E2:Sheet1.E100" chart:label-cell-address="Sheet1.E1:Sheet1.E1" chart:class="chart:line">
            <chart:data-point chart:repeated="99"/>
          </chart:series>
          <chart:series chart:style-name="ch11" chart:values-cell-range-address="Sheet1.F2:Sheet1.F100" chart:label-cell-address="Sheet1.F1:Sheet1.F1" chart:class="chart:line">
            <chart:data-point chart:repeated="99"/>
          </chart:series>
          <chart:series chart:style-name="ch12" chart:values-cell-range-address="Sheet1.G2:Sheet1.G100" chart:label-cell-address="Sheet1.G1:Sheet1.G1" chart:class="chart:line">
            <chart:data-point chart:repeated="99"/>
          </chart:series>
          <chart:series chart:style-name="ch13" chart:values-cell-range-address="Sheet1.H2:Sheet1.H100" chart:label-cell-address="Sheet1.H1:Sheet1.H1" chart:class="chart:line">
            <chart:data-point chart:repeated="99"/>
          </chart:series>
          <chart:series chart:style-name="ch14" chart:values-cell-range-address="Sheet1.I2:Sheet1.I100" chart:label-cell-address="Sheet1.I1:Sheet1.I1" chart:class="chart:line">
            <chart:data-point chart:repeated="99"/>
          </chart:series>
          <chart:series chart:style-name="ch15" chart:values-cell-range-address="Sheet1.J2:Sheet1.J100" chart:label-cell-address="Sheet1.J1:Sheet1.J1" chart:class="chart:line">
            <chart:data-point chart:repeated="99"/>
          </chart:series>
          <chart:series chart:style-name="ch16" chart:values-cell-range-address="Sheet1.K2:Sheet1.K100" chart:label-cell-address="Sheet1.K1:Sheet1.K1" chart:class="chart:line">
            <chart:data-point chart:repeated="99"/>
          </chart:series>
          <chart:series chart:style-name="ch17" chart:values-cell-range-address="Sheet1.L2:Sheet1.L100" chart:label-cell-address="Sheet1.L1:Sheet1.L1" chart:class="chart:line">
            <chart:data-point chart:repeated="9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prin-1.2.0-dse-100-vguide_pguide_rdm-n1</text:p>
                <draw:g>
                  <svg:desc>Sheet1.B1:Sheet1.B1</svg:desc>
                </draw:g>
              </table:table-cell>
              <table:table-cell office:value-type="string">
                <text:p>asprin-1.2.0-dse-100-rnd-n1</text:p>
                <draw:g>
                  <svg:desc>Sheet1.C1:Sheet1.C1</svg:desc>
                </draw:g>
              </table:table-cell>
              <table:table-cell office:value-type="string">
                <text:p>asprin-1.2.0-dse-100-pguide-n1</text:p>
                <draw:g>
                  <svg:desc>Sheet1.D1:Sheet1.D1</svg:desc>
                </draw:g>
              </table:table-cell>
              <table:table-cell office:value-type="string">
                <text:p>asprin-1.2.0-dse-100-nosave-n1</text:p>
                <draw:g>
                  <svg:desc>Sheet1.E1:Sheet1.E1</svg:desc>
                </draw:g>
              </table:table-cell>
              <table:table-cell office:value-type="string">
                <text:p>asprin-1.2.0-dse-100-n1</text:p>
                <draw:g>
                  <svg:desc>Sheet1.F1:Sheet1.F1</svg:desc>
                </draw:g>
              </table:table-cell>
              <table:table-cell office:value-type="string">
                <text:p>asprin-1.2.0-dse-100-dissimilarityPositive-n1</text:p>
                <draw:g>
                  <svg:desc>Sheet1.G1:Sheet1.G1</svg:desc>
                </draw:g>
              </table:table-cell>
              <table:table-cell office:value-type="string">
                <text:p>asprin-1.2.0-dse-100-dissimilarityAllE-n1</text:p>
                <draw:g>
                  <svg:desc>Sheet1.H1:Sheet1.H1</svg:desc>
                </draw:g>
              </table:table-cell>
              <table:table-cell office:value-type="string">
                <text:p>asprin-1.2.0-dse-100-dynamic-n1</text:p>
                <draw:g>
                  <svg:desc>Sheet1.I1:Sheet1.I1</svg:desc>
                </draw:g>
              </table:table-cell>
              <table:table-cell office:value-type="string">
                <text:p>asprin-1.2.0-dse-100-dissimilarityAll-n1</text:p>
                <draw:g>
                  <svg:desc>Sheet1.J1:Sheet1.J1</svg:desc>
                </draw:g>
              </table:table-cell>
              <table:table-cell office:value-type="string">
                <text:p>asprin-1.2.0-dse-100-dissimilarityPositiveE-n1</text:p>
                <draw:g>
                  <svg:desc>Sheet1.K1:Sheet1.K1</svg:desc>
                </draw:g>
              </table:table-cell>
              <table:table-cell office:value-type="string">
                <text:p>asprin-1.2.0-dse-100-vguide_pguide-n1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100</svg:desc>
                </draw:g>
              </table:table-cell>
              <table:table-cell office:value-type="float" office:value="18.2648266951567">
                <text:p>18.2648266951567</text:p>
                <draw:g>
                  <svg:desc>Sheet1.B2:Sheet1.B100</svg:desc>
                </draw:g>
              </table:table-cell>
              <table:table-cell office:value-type="float" office:value="4.56334387591433">
                <text:p>4.56334387591433</text:p>
                <draw:g>
                  <svg:desc>Sheet1.C2:Sheet1.C100</svg:desc>
                </draw:g>
              </table:table-cell>
              <table:table-cell office:value-type="float" office:value="7.62873851624633">
                <text:p>7.62873851624633</text:p>
                <draw:g>
                  <svg:desc>Sheet1.D2:Sheet1.D100</svg:desc>
                </draw:g>
              </table:table-cell>
              <table:table-cell office:value-type="float" office:value="6.71220823801867">
                <text:p>6.71220823801867</text:p>
                <draw:g>
                  <svg:desc>Sheet1.E2:Sheet1.E100</svg:desc>
                </draw:g>
              </table:table-cell>
              <table:table-cell office:value-type="float" office:value="6.71220823801867">
                <text:p>6.71220823801867</text:p>
                <draw:g>
                  <svg:desc>Sheet1.F2:Sheet1.F100</svg:desc>
                </draw:g>
              </table:table-cell>
              <table:table-cell office:value-type="float" office:value="16.35528985734">
                <text:p>16.35528985734</text:p>
                <draw:g>
                  <svg:desc>Sheet1.G2:Sheet1.G100</svg:desc>
                </draw:g>
              </table:table-cell>
              <table:table-cell office:value-type="float" office:value="16.35528985734">
                <text:p>16.35528985734</text:p>
                <draw:g>
                  <svg:desc>Sheet1.H2:Sheet1.H100</svg:desc>
                </draw:g>
              </table:table-cell>
              <table:table-cell office:value-type="float" office:value="5.49847031701167">
                <text:p>5.49847031701167</text:p>
                <draw:g>
                  <svg:desc>Sheet1.I2:Sheet1.I100</svg:desc>
                </draw:g>
              </table:table-cell>
              <table:table-cell office:value-type="float" office:value="18.83782975392">
                <text:p>18.83782975392</text:p>
                <draw:g>
                  <svg:desc>Sheet1.J2:Sheet1.J100</svg:desc>
                </draw:g>
              </table:table-cell>
              <table:table-cell office:value-type="float" office:value="16.35528985734">
                <text:p>16.35528985734</text:p>
                <draw:g>
                  <svg:desc>Sheet1.K2:Sheet1.K100</svg:desc>
                </draw:g>
              </table:table-cell>
              <table:table-cell office:value-type="float" office:value="18.2648266951567">
                <text:p>18.2648266951567</text:p>
                <draw:g>
                  <svg:desc>Sheet1.L2:Sheet1.L10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.7048101826867">
                <text:p>17.7048101826867</text:p>
              </table:table-cell>
              <table:table-cell office:value-type="float" office:value="4.50716410063367">
                <text:p>4.50716410063367</text:p>
              </table:table-cell>
              <table:table-cell office:value-type="float" office:value="3.802390779045">
                <text:p>3.802390779045</text:p>
              </table:table-cell>
              <table:table-cell office:value-type="float" office:value="6.71220823801867">
                <text:p>6.71220823801867</text:p>
              </table:table-cell>
              <table:table-cell office:value-type="float" office:value="6.71220823801867">
                <text:p>6.71220823801867</text:p>
              </table:table-cell>
              <table:table-cell office:value-type="float" office:value="13.2574749892367">
                <text:p>13.2574749892367</text:p>
              </table:table-cell>
              <table:table-cell office:value-type="float" office:value="12.51663545511">
                <text:p>12.51663545511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15.4981418081233">
                <text:p>15.4981418081233</text:p>
              </table:table-cell>
              <table:table-cell office:value-type="float" office:value="12.51663545511">
                <text:p>12.51663545511</text:p>
              </table:table-cell>
              <table:table-cell office:value-type="float" office:value="17.73354581487">
                <text:p>17.733545814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.09269888972">
                <text:p>16.09269888972</text:p>
              </table:table-cell>
              <table:table-cell office:value-type="float" office:value="3.65260729663867">
                <text:p>3.65260729663867</text:p>
              </table:table-cell>
              <table:table-cell office:value-type="float" office:value="3.67276114941667">
                <text:p>3.67276114941667</text:p>
              </table:table-cell>
              <table:table-cell office:value-type="float" office:value="4.77994573678867">
                <text:p>4.77994573678867</text:p>
              </table:table-cell>
              <table:table-cell office:value-type="float" office:value="4.77994573678867">
                <text:p>4.77994573678867</text:p>
              </table:table-cell>
              <table:table-cell office:value-type="float" office:value="11.0092868258083">
                <text:p>11.0092868258083</text:p>
              </table:table-cell>
              <table:table-cell office:value-type="float" office:value="9.70002798578867">
                <text:p>9.700027985788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6.84165465421933">
                <text:p>6.84165465421933</text:p>
              </table:table-cell>
              <table:table-cell office:value-type="float" office:value="9.70002798578867">
                <text:p>9.70002798578867</text:p>
              </table:table-cell>
              <table:table-cell office:value-type="float" office:value="16.2881011885667">
                <text:p>16.2881011885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.7877669491333">
                <text:p>14.7877669491333</text:p>
              </table:table-cell>
              <table:table-cell office:value-type="float" office:value="3.596427521358">
                <text:p>3.596427521358</text:p>
              </table:table-cell>
              <table:table-cell office:value-type="float" office:value="3.67276114941667">
                <text:p>3.67276114941667</text:p>
              </table:table-cell>
              <table:table-cell office:value-type="float" office:value="2.723208148138">
                <text:p>2.723208148138</text:p>
              </table:table-cell>
              <table:table-cell office:value-type="float" office:value="2.723208148138">
                <text:p>2.723208148138</text:p>
              </table:table-cell>
              <table:table-cell office:value-type="float" office:value="7.85009203063233">
                <text:p>7.85009203063233</text:p>
              </table:table-cell>
              <table:table-cell office:value-type="float" office:value="6.75722667291833">
                <text:p>6.75722667291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6.75722667291833">
                <text:p>6.75722667291833</text:p>
              </table:table-cell>
              <table:table-cell office:value-type="float" office:value="14.6664387243533">
                <text:p>14.66643872435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0627706910177">
                <text:p>13.0627706910177</text:p>
              </table:table-cell>
              <table:table-cell office:value-type="float" office:value="3.01950444443467">
                <text:p>3.01950444443467</text:p>
              </table:table-cell>
              <table:table-cell office:value-type="float" office:value="3.24172666665833">
                <text:p>3.24172666665833</text:p>
              </table:table-cell>
              <table:table-cell office:value-type="float" office:value="2.723208148138">
                <text:p>2.723208148138</text:p>
              </table:table-cell>
              <table:table-cell office:value-type="float" office:value="2.723208148138">
                <text:p>2.723208148138</text:p>
              </table:table-cell>
              <table:table-cell office:value-type="float" office:value="7.06995018666">
                <text:p>7.06995018666</text:p>
              </table:table-cell>
              <table:table-cell office:value-type="float" office:value="3.291752481172">
                <text:p>3.29175248117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3.291752481172">
                <text:p>3.291752481172</text:p>
              </table:table-cell>
              <table:table-cell office:value-type="float" office:value="13.0257336539777">
                <text:p>13.02573365397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.0031483422537">
                <text:p>11.0031483422537</text:p>
              </table:table-cell>
              <table:table-cell office:value-type="float" office:value="2.87135629628667">
                <text:p>2.87135629628667</text:p>
              </table:table-cell>
              <table:table-cell office:value-type="float" office:value="3.24172666665833">
                <text:p>3.24172666665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6.551431668142">
                <text:p>6.551431668142</text:p>
              </table:table-cell>
              <table:table-cell office:value-type="float" office:value="3.291752481172">
                <text:p>3.29175248117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3.291752481172">
                <text:p>3.291752481172</text:p>
              </table:table-cell>
              <table:table-cell office:value-type="float" office:value="11.0401853792937">
                <text:p>11.04018537929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15198173821733">
                <text:p>7.151981738217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5.83655124079867">
                <text:p>5.83655124079867</text:p>
              </table:table-cell>
              <table:table-cell office:value-type="float" office:value="2.63572411237833">
                <text:p>2.63572411237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2.63572411237833">
                <text:p>2.63572411237833</text:p>
              </table:table-cell>
              <table:table-cell office:value-type="float" office:value="7.355685441916">
                <text:p>7.3556854419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994174336742">
                <text:p>4.99417433674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5.70546509847667">
                <text:p>5.705465098476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4.994174336742">
                <text:p>4.9941743367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4041910852433">
                <text:p>3.340419108524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5.51042963748267">
                <text:p>5.51042963748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34041910852433">
                <text:p>3.340419108524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22143058333">
                <text:p>2.8221430583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5.22307331564267">
                <text:p>5.22307331564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822143058333">
                <text:p>2.8221430583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71576007960967">
                <text:p>2.715760079609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5.02803785465233">
                <text:p>5.028037854652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71576007960967">
                <text:p>2.715760079609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51281408943">
                <text:p>2.5128140894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4.77162759824233">
                <text:p>4.771627598242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0431509778467">
                <text:p>2.504315097784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1281408943">
                <text:p>2.512814089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51281408943">
                <text:p>2.5128140894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44723423936567">
                <text:p>3.447234239365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466861914264">
                <text:p>2.466861914264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51281408943">
                <text:p>2.512814089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5896793558367">
                <text:p>2.358967935583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5219877837167">
                <text:p>3.25219877837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7959599666133">
                <text:p>2.279595996661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5896793558367">
                <text:p>2.358967935583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0768588430167">
                <text:p>2.30768588430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5219877837167">
                <text:p>3.25219877837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7959599666133">
                <text:p>2.279595996661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0768588430167">
                <text:p>2.307685884301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30768588430167">
                <text:p>2.30768588430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5219877837167">
                <text:p>3.25219877837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7959599666133">
                <text:p>2.279595996661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0768588430167">
                <text:p>2.307685884301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30768588430167">
                <text:p>2.30768588430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5219877837167">
                <text:p>3.25219877837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7959599666133">
                <text:p>2.279595996661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0768588430167">
                <text:p>2.307685884301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30768588430167">
                <text:p>2.30768588430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5219877837167">
                <text:p>3.25219877837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7959599666133">
                <text:p>2.279595996661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0768588430167">
                <text:p>2.30768588430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0768588430167">
                <text:p>2.307685884301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14745594851">
                <text:p>3.214745594851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7959599666133">
                <text:p>2.279595996661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0768588430167">
                <text:p>2.307685884301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23277951726033">
                <text:p>2.232779517260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14745594851">
                <text:p>3.214745594851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7959599666133">
                <text:p>2.279595996661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3277951726033">
                <text:p>2.2327795172603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14745594851">
                <text:p>3.214745594851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14745594851">
                <text:p>3.214745594851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3.214745594851">
                <text:p>3.214745594851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2963921187267">
                <text:p>2.62963921187267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610912620112">
                <text:p>2.61091262011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46109988603">
                <text:p>2.4610998860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39699732192833">
                <text:p>2.39699732192833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  <table:table-cell office:value-type="float" office:value="2.20468962962">
                <text:p>2.2046896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